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P7" style:parent-style-name="TextBodyDefaultParagraphStyle" style:family="paragraph">
      <style:text-properties fo:font-weight="bold" style:font-weight-asian="bold" style:font-weight-complex="bold"/>
    </style:style>
    <style:style style:name="T8" style:parent-style-name="DefaultParagraphFont" style:family="text">
      <style:text-properties style:font-name="Liberation Mono"/>
    </style:style>
    <style:style style:name="P9" style:parent-style-name="TextBodyDefaultParagraphStyle" style:family="paragraph">
      <style:text-properties style:font-name="Liberation Mono"/>
    </style:style>
    <style:style style:name="P10" style:parent-style-name="TextBodyDefaultParagraphStyle" style:family="paragraph">
      <style:text-properties style:font-name="Liberation Mono"/>
    </style:style>
    <style:style style:name="P11" style:parent-style-name="TextBodyDefaultParagraphStyle" style:family="paragraph">
      <style:text-properties style:font-name="Liberation Mono"/>
    </style:style>
    <style:style style:name="P12" style:parent-style-name="TextBodyDefaultParagraphStyle" style:family="paragraph">
      <style:text-properties style:font-name="Liberation Mono"/>
    </style:style>
    <style:style style:name="P13" style:parent-style-name="TextBodyDefaultParagraphStyle" style:family="paragraph">
      <style:text-properties style:font-name="Liberation Mono"/>
    </style:style>
    <style:style style:name="P14" style:parent-style-name="TextBodyDefaultParagraphStyle" style:family="paragraph">
      <style:text-properties style:font-name="Liberation Mono"/>
    </style:style>
    <style:style style:name="P15" style:parent-style-name="TextBodyDefaultParagraphStyle" style:family="paragraph">
      <style:text-properties style:font-name="Liberation Mono"/>
    </style:style>
    <style:style style:name="P16" style:parent-style-name="TextBodyDefaultParagraphStyle" style:family="paragraph">
      <style:text-properties style:font-name="Liberation Mono"/>
    </style:style>
    <style:style style:name="P17" style:parent-style-name="TextBodyDefaultParagraphStyle" style:family="paragraph">
      <style:text-properties style:font-name="Liberation Mono"/>
    </style:style>
    <style:style style:name="P18" style:parent-style-name="TextBodyDefaultParagraphStyle" style:family="paragraph">
      <style:text-properties style:font-name="Liberation Mono"/>
    </style:style>
    <style:style style:name="T19" style:parent-style-name="DefaultParagraphFont" style:family="text">
      <style:text-properties style:font-name="Times New Roman" style:font-name-complex="Times New Roman"/>
    </style:style>
    <style:style style:name="T20" style:parent-style-name="DefaultParagraphFont" style:family="text">
      <style:text-properties style:font-name="Times New Roman" style:font-name-complex="Times New Roman"/>
    </style:style>
    <style:style style:name="T21" style:parent-style-name="DefaultParagraphFont" style:family="text">
      <style:text-properties style:font-name="Times New Roman" style:font-name-complex="Times New Roman"/>
    </style:style>
    <style:style style:name="T22" style:parent-style-name="DefaultParagraphFont" style:family="text">
      <style:text-properties style:font-name="Times New Roman" style:font-name-complex="Times New Roman"/>
    </style:style>
    <style:style style:name="T23" style:parent-style-name="DefaultParagraphFont" style:family="text">
      <style:text-properties style:font-name="Times New Roman" style:font-name-complex="Times New Roman"/>
    </style:style>
    <style:style style:name="T24" style:parent-style-name="DefaultParagraphFont" style:family="text">
      <style:text-properties style:font-name="Times New Roman" style:font-name-complex="Times New Roman"/>
    </style:style>
  </office:automatic-styles>
  <office:body>
    <office:text text:use-soft-page-breaks="true">
      <text:p text:style-name="P1"><text:span text:style-name="T2">BMU Tasarım</text:span>ı<text:span text:style-name="T3">:</text:span></text:p>
      <text:p text:style-name="Standard">İki yazmaç giriş olarak alır, bir tane işlem numarası alır, Chip select sinyalini alır ve bir tane çıkış üretir.<text:line-break/>Bu Birimi tasarlarken mevcut donanımları tekrar<text:s/>kullanılması için bazı optimizasyonlar yapıldı.<text:line-break/><text:line-break/><text:span text:style-name="T4">CLZ Komutun tasarım</text:span>ı:<text:line-break/>Bu komut priority encoderler kullanarak gerçekleştirildi. İlgili kaynak:<text:s/><text:a xlink:href="https://stackoverflow.com/questions/2368680/count-leading-zero-in-single-cycle-datapath" office:target-frame-name="_top" xlink:show="replace">https://stackoverflow.com/questions/2368680/count-leading-zero-in-single-cycle-datapath</text:a></text:p>
      <text:p text:style-name="Standard"/>
      <text:p text:style-name="Standard"><text:span text:style-name="T5">CPOP komutun tasarımı</text:span>:<text:line-break/>CPOP komutunu gerçekleştirmek için doğrudan bitler toplandı.</text:p>
      <text:p text:style-name="Standard"/>
      <text:p text:style-name="Standard">Not: Diğer komutlarda özel bir yaklaşım olmadığı için bahsedilmemiştir.</text:p>
      <text:p text:style-name="Standard"/>
      <text:p text:style-name="Standard"><text:span text:style-name="T6">BMU’n Testi</text:span>:<text:line-break/></text:p>
      <text:p text:style-name="Standard">Cocotb framework u kullanarak BMU yu birim olarak “exhaustive” test e tabi tutuldu ve pythonda komutu gerçekleştirip sonucu bizim BMU un elde ettiği sonuçla karşılaştırıldı.</text:p>
      <text:p text:style-name="Standard"/>
      <text:p text:style-name="P7">BMU Optimizasyonları:</text:p>
      <text:p text:style-name="TextBodyDefaultParagraphStyle"><text:tab/>Bazı komutlar sadece ön işleme sokulup ALU de gerçekleşebildiği için o yöntem tercih edildi. Bu Komutlar:</text:p>
      <text:p text:style-name="TextBodyDefaultParagraphStyle">RS2 nin değilini alıp ALU de işleme sokulan buyruklar:</text:p>
      <text:p text:style-name="TextBodyDefaultParagraphStyle"><text:line-break/><text:span text:style-name="T8">andn rd,rs1,rs2</text:span></text:p>
      <text:p text:style-name="P9">orn rd,rs1, rs2</text:p>
      <text:p text:style-name="P10">xnor rd,rs1,rs2</text:p>
      <text:p text:style-name="Standard">RS1 yi 1,2 veya 3 ile öteleyip ALU de toplama işlemi gören komutlar:</text:p>
      <text:p text:style-name="Standard"/>
      <text:p text:style-name="P11">sh1add rd, rs1, rs2</text:p>
      <text:p text:style-name="P12">sh2add rd, rs1,<text:s/>rs2</text:p>
      <text:p text:style-name="P13">sh3add rd,rs1, rs2</text:p>
      <text:p text:style-name="Standard">sext.h rd, rs ve zext.h rd, rs komutları 16 bitlik genişletme yaptığı için. Gelen komuta göre ya</text:p>
      <text:p text:style-name="Standard"><text:s/>rs[15] <text:s/>Bitine göre genişletme yapılır (sext.h) ya da doğrudan 0 ile genişletilir (zext.h). Aynı genişletme donanımı kullanılır.</text:p>
      <text:p text:style-name="Standard"/>
      <text:p text:style-name="Standard">CLZ<text:s/>ve CTZ komutları için sadece CLZ hesaplanır. CTZ geldiği durumda giriş yazmacın tersi alınıp CLZ I hesaplanır. Aynı donanımı tekrar kullanmak için.</text:p>
      <text:p text:style-name="P14"/>
      <text:p text:style-name="P15"/>
      <text:p text:style-name="P16"/>
      <text:p text:style-name="P17"/>
      <text:p text:style-name="P18"/>
      <text:p text:style-name="TextBodyDefaultParagraphStyle"><text:span text:style-name="T19">Control Unit için yapılan değişikler.</text:span><text:span text:style-name="T20"><text:line-break/>ID aşamasının performansını arttırmak için Control unit tekrar tasarlandı,</text:span><text:span text:style-name="T21"><text:s/>Artık 2 Tane çözücü var,<text:s/></text:span><text:span text:style-name="T22"><text:s/>ID aşamasında “Main Decoder” Adlandırdığımız çözücü bulunur, Komutların OPCODE larına göre Temel sinyallerini üretir</text:span><text:span text:style-name="T23">. Hafıza, Dallanma, I-Type, R-Type ları ayırmamızı sağlar.</text:span><text:span text:style-name="T24"><text:s/>İkinci çözücü ise EX_decoder EX aşamasında bulunur, Burda Main decoder dan gelen komut tipi ve funct3,funct7 ve funct5 (zbb komutları için gerekli) sinyallerini kullanarak komut seviyesinde denetim yapmamıza sağlar. Bunu yapmamızın sebebi ID aşamasında büyük karışık ve verimsiz control unit duracağına 2 tane daha küçük verimli ve yeni komut eklenmek istendiğinde esnek yapı suna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BodyDefaultParagraphStyle" style:display-name="Text BodyDefault Paragraph Style" style:family="paragraph" style:parent-style-name="Textbody">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asel KELZİYE (Pavelsis)</dc:creator>
    <meta:creation-date>2024-04-08T01:15:00Z</meta:creation-date>
    <dc:date>2024-05-21T12:49:00Z</dc:date>
    <meta:template xlink:href="Normal" xlink:type="simple"/>
    <meta:editing-cycles>29</meta:editing-cycles>
    <meta:editing-duration>PT4500S</meta:editing-duration>
    <meta:document-statistic meta:page-count="2" meta:paragraph-count="4" meta:word-count="343" meta:character-count="2300" meta:row-count="16" meta:non-whitespace-character-count="1961"/>
  </office:meta>
</office:document-meta>
</file>